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rsid="00115976" officeooo:paragraph-rsid="00127d8a"/>
    </style:style>
    <style:style style:name="P3" style:family="paragraph" style:parent-style-name="Standard">
      <style:text-properties style:font-name="Courier New" officeooo:paragraph-rsid="00127d8a"/>
    </style:style>
    <style:style style:name="P4" style:family="paragraph" style:parent-style-name="Standard">
      <style:text-properties style:font-name="Courier New" officeooo:rsid="00115976" officeooo:paragraph-rsid="00115976"/>
    </style:style>
    <style:style style:name="P5" style:family="paragraph" style:parent-style-name="Standard" style:list-style-name="L2">
      <style:text-properties style:font-name="Courier New" officeooo:rsid="00115976" officeooo:paragraph-rsid="00127d8a"/>
    </style:style>
    <style:style style:name="P6" style:family="paragraph" style:parent-style-name="Standard" style:list-style-name="L1">
      <style:text-properties style:font-name="Courier New"/>
    </style:style>
    <style:style style:name="T1" style:family="text">
      <style:text-properties officeooo:rsid="0010ca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Zasady:</text:p>
      <text:p text:style-name="P1"/>
      <text:list xml:id="list3233610450" text:style-name="L1">
        <text:list-item>
          <text:p text:style-name="P6"><text:span text:style-name="T1">W</text:span>yrazy takie jak morze, półwysep, góra, jezioro, przełęcz itp., które rozpoczynają wielowyrazowe nazwy geograficzne, piszemy wielką literą, jeśli wchodzą one ściśle w skład takiej nazwy własnej, tj. jeśli jej drugi człon jest rzeczownikiem w dopełniaczu (np. Góra Kościuszki) lub przymiotnikiem (np. Góry Świętokrzyskie), natomiast małą literą, jeśli są to określenia gatunkowe, tj. jeśli drugi człon jest rzeczownikiem w mianowniku (np. góra Śnieżka).</text:p>
        </text:list-item>
        <text:list-item>
          <text:p text:style-name="P6">Piszemy park Skarszewski, ponieważ według zasad pisowni polskiej, „jeśli stojący na początku nazwy wyraz: ulica, aleja, bulwar, osiedle, plac, park, kopiec, kościół, klasztor, pałac, willa, zamek, most, molo, brama, pomnik, cmentarz itp. jest tylko nazwą gatunkową (rodzajową), piszemy go małą literą, a pozostałe wyrazy wchodzące w skład nazwy – wielką literą”.</text:p>
        </text:list-item>
        <text:list-item>
          <text:p text:style-name="P6">Jeżeli stojący na początku nazwy wyraz aleja, błonie, bulwar występuje w liczbie mnogiej, piszemy go wielką literą: Aleje Jerozolimskie, Aleje Ujazdowskie. Spotkamy się u zbiegu Alei (lub Alej) i Marszałkowskiej. Przechadzali się Bulwarami Juliusza Słowackiego. Na Błoniach krakowskich zgromadził się wielki tłum.</text:p>
        </text:list-item>
        <text:list-item>
          <text:p text:style-name="P6">Małą literą piszemy nazwy godności: prezydent, premier, minister, rektor, dziekan, prowincjał, przeorysza, król, książę, sułtan, marszałek, generał, major, prezes, dyrektor.</text:p>
        </text:list-item>
      </text:list>
      <text:p text:style-name="P1"/>
      <text:p text:style-name="P2">Wyjątki:</text:p>
      <text:p text:style-name="P2"/>
      <text:list xml:id="list3062256748" text:style-name="L2">
        <text:list-item>
          <text:p text:style-name="P5">Rangi w organizacjach (RNAM) – każdy człon wielką literą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41:11.843000000</meta:creation-date>
    <dc:date>2021-10-25T18:35:35.352000000</dc:date>
    <meta:editing-duration>PT30M28S</meta:editing-duration>
    <meta:editing-cycles>8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7" meta:word-count="189" meta:character-count="1376" meta:non-whitespace-character-count="1197"/>
  </office:meta>
</office:document-meta>
</file>